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ya entiendo tu intención:<text:line-break/>quieres que la <text:span text:style-name="Strong_20_Emphasis">Sección 1.3</text:span> conserve la estructura y el espíritu de tu borrador, pero gane en fluidez, claridad y capacidad de atrapar al lector, manteniendo un tono respetuoso y abierto al debate.</text:p>
      <text:p text:style-name="Text_20_body">Voy a reescribir tu texto en unas 2000 palabras, siguiendo tu formato en bloques numerados, pero con frases más envolventes, matices que inviten a la reflexión y transiciones que mantengan un ritmo narrativo fluido.</text:p>
      <text:p text:style-name="Horizontal_20_Line"/>
      <text:h text:style-name="Heading_20_2" text:outline-level="2"><text:span text:style-name="Strong_20_Emphasis">1.3 – Descripción del nuevo modelo por sus características principales</text:span></text:h>
      <text:p text:style-name="Horizontal_20_Line"/>
      <text:h text:style-name="Heading_20_3" text:outline-level="3"><text:span text:style-name="Strong_20_Emphasis">1 – Introducción: una simulación funcional de la vida</text:span></text:h>
      <text:p text:style-name="Text_20_body">En los próximos capítulos nos embarcaremos en un experimento peculiar: <text:span text:style-name="Strong_20_Emphasis">una simulación funcional de la vida</text:span>.<text:line-break/>La idea es sencilla, pero sus implicaciones podrían ser profundas. No intentaremos recrear el extraordinario nivel de detalle biológico que posee un organismo real —la complejidad de sus tejidos, la química de sus células, la estructura de sus moléculas—.<text:line-break/>No.<text:line-break/>Aquí nos centraremos en lo esencial: <text:span text:style-name="Strong_20_Emphasis">lo que la vida “hace”</text:span>. Su función. Su dinámica más básica.</text:p>
      <text:p text:style-name="Text_20_body">Para lograrlo, reduciremos el fenómeno a sus elementos más observables:</text:p>
      <text:list xml:id="list3870867793" text:style-name="L1">
        <text:list-item>
          <text:p text:style-name="P1">Un conjunto de individuos.</text:p>
        </text:list-item>
        <text:list-item>
          <text:p text:style-name="P1">La capacidad de reproducirse.</text:p>
        </text:list-item>
      </text:list>
      <text:p text:style-name="Text_20_body">Con esto crearemos en la simulación un organismo inicial, una especie nueva, con la simple pero poderosa capacidad de generar descendencia.</text:p>
      <text:p text:style-name="Text_20_body">A partir de ahí, dejaremos que el sistema se ponga en marcha y lo observaremos. ¿Qué sucede? ¿Cómo evoluciona? ¿Qué patrones emergen?<text:line-break/>De esta observación podremos destilar un modelo conceptual, una especie de retrato lógico de la vida.</text:p>
      <text:p text:style-name="Text_20_body">Pero antes de lanzarnos al experimento, quiero adelantar las características más llamativas de este modelo.<text:line-break/>Y digo “posibles características” porque no pretendo afirmar nada de manera absoluta.<text:line-break/>La invitación es que, tras ver juntos el desarrollo de la simulación, cada lector saque sus propias conclusiones.</text:p>
      <text:p text:style-name="Horizontal_20_Line"/>
      <text:h text:style-name="Heading_20_3" text:outline-level="3"><text:soft-page-break/><text:span text:style-name="Strong_20_Emphasis">2 – ¿Una criatura viviente?</text:span></text:h>
      <text:p text:style-name="Text_20_body">Tal vez la vida no sea simplemente un fenómeno biológico que aparece sobre la superficie de un planeta, como una casualidad cósmica.<text:line-break/>Tal vez no sea solo una propiedad que ciertos organismos poseen, como el calor o el color.</text:p>
      <text:p text:style-name="Text_20_body">Es posible —solo posible— que la vida sea, en sí misma, <text:span text:style-name="Strong_20_Emphasis">una criatura viviente</text:span>.<text:line-break/>Un organismo real, aunque de un tipo tan distinto a lo que conocemos que apenas podemos concebirlo.</text:p>
      <text:p text:style-name="Text_20_body">En este modelo, todos los individuos de todas las especies que han existido y existirán serían las “células” de este superorganismo. Así como nuestras células forman tejidos y órganos, cada ser viviente sería parte funcional de una estructura mayor.</text:p>
      <text:p text:style-name="Text_20_body">Este tipo de arquitectura fractal —patrones que se repiten a distintas escalas— se da con frecuencia en la naturaleza. Lo vemos en los helechos, en las ramificaciones de los ríos, en las neuronas, en las nubes y en las galaxias.<text:line-break/>¿Por qué no podría darse también a la escala de la vida misma?</text:p>
      <text:p text:style-name="Text_20_body">La dificultad está en que, si esta criatura existe, su forma y su escala serían tan ajenas a nuestra experiencia que se nos escapan.<text:line-break/>Desde dentro, solo alcanzamos a ver una fracción minúscula de su interior: las “células” vivas que nos rodean.<text:line-break/>Y como nuestra vida es apenas un instante dentro de la suya, no podemos verla actuar en toda su magnitud.<text:line-break/>Lo que no conocemos, suele ser invisible.</text:p>
      <text:p text:style-name="Horizontal_20_Line"/>
      <text:h text:style-name="Heading_20_3" text:outline-level="3"><text:span text:style-name="Strong_20_Emphasis">3 – ¿Su aparición es inevitable?</text:span></text:h>
      <text:p text:style-name="Text_20_body">La vida, tal como la conocemos, se basa en elementos como el carbono, el nitrógeno, el oxígeno y el fósforo. Estos elementos se forman en el interior de las estrellas, a través de procesos nucleares que llevan millones o miles de millones de años.<text:line-break/>Cuando esas estrellas mueren, dispersan esos materiales por el espacio, sembrando potencial en cada rincón.</text:p>
      <text:p text:style-name="Text_20_body">Tarde o temprano, esos elementos encuentran las condiciones adecuadas para combinarse de la forma precisa que da lugar a la química de la vida.<text:line-break/>En un universo donde todo lo físicamente posible tiende a ocurrir, y a repetirse una y otra vez, la emergencia de la vida deja de parecer improbable: se convierte en algo inevitable.</text:p>
      <text:p text:style-name="Text_20_body">Más que un accidente irrepetible, la vida podría ser una consecuencia natural de la evolución cósmica.</text:p>
      <text:p text:style-name="Horizontal_20_Line"/>
      <text:h text:style-name="Heading_20_3" text:outline-level="3"><text:span text:style-name="Strong_20_Emphasis">4 – ¿No solo en la Tierra?</text:span></text:h>
      <text:p text:style-name="Text_20_body">Durante mucho tiempo, imaginar vida más allá de nuestro planeta parecía un acto de ciencia ficción.<text:line-break/>Pero hoy contamos con observaciones que invitan a pensar lo contrario.</text:p>
      <text:p text:style-name="Text_20_body"><text:soft-page-break/>En nuestra galaxia, la Vía Láctea, hay cientos de miles de millones de estrellas. Y sabemos que la mayoría de ellas posee planetas.<text:line-break/>Multipliquemos esto por las miles de millones de galaxias que podemos observar, y la probabilidad de que la Tierra sea el único lugar con condiciones aptas para la vida se reduce hasta rozar lo absurdo.</text:p>
      <text:p text:style-name="Text_20_body">La evidencia sugiere que la vida podría aparecer en muchos lugares distintos, siempre que se den las condiciones necesarias.<text:line-break/>Si este es el caso, la vida no sería una rareza terrestre, sino un fenómeno universal, disperso como un campo de flores a través del cosmos.</text:p>
      <text:p text:style-name="Horizontal_20_Line"/>
      <text:h text:style-name="Heading_20_3" text:outline-level="3"><text:span text:style-name="Strong_20_Emphasis">5 – ¿Parte inseparable del universo?</text:span></text:h>
      <text:p text:style-name="Text_20_body">Si aceptamos que la vida es el resultado natural de la interacción entre la materia y las leyes físicas, entonces no sería algo externo al universo, sino una de sus propiedades emergentes.</text:p>
      <text:p text:style-name="Text_20_body">Podríamos incluso aventurar que la vida estaba implícita desde el principio, en la materia más elemental: el hidrógeno.<text:line-break/>Todo lo que vemos —planetas, océanos, organismos— proviene en última instancia de este elemento primigenio.<text:line-break/>En este universo, con sus leyes particulares, la evolución desde hidrógeno hasta vida parece más un destino que una casualidad.</text:p>
      <text:p text:style-name="Text_20_body">Aquí surge una pregunta intrigante:<text:line-break/>Si la vida es, en el fondo, una forma de inteligencia, y si esa inteligencia emerge inevitablemente de la materia, ¿podría decirse que la inteligencia estaba “latente” en el hidrógeno desde el principio?<text:line-break/>¿Es el hidrógeno la semilla de la inteligencia?</text:p>
      <text:p text:style-name="Text_20_body">No hay forma de responderlo con certeza, pero lo que parece evidente es que, dado suficiente tiempo, la inteligencia surge, una y otra vez, como si fuera inseparable del tejido mismo del cosmos.</text:p>
      <text:p text:style-name="Horizontal_20_Line"/>
      <text:h text:style-name="Heading_20_3" text:outline-level="3"><text:span text:style-name="Strong_20_Emphasis">6 – ¿Inmortal?</text:span></text:h>
      <text:p text:style-name="Text_20_body">Nuestra experiencia personal nos hace ver la vida como algo frágil. Sabemos que los individuos son vulnerables y que las especies pueden extinguirse.<text:line-break/>De ahí surge la idea de que la vida en sí misma pende de un delicado hilo.</text:p>
      <text:p text:style-name="Text_20_body">Pero si observamos con más distancia, descubrimos que la vida ha sobrevivido a extinciones masivas, a impactos de asteroides, a cambios climáticos extremos y a catástrofes globales.<text:line-break/>Se adapta, muta, encuentra nuevos caminos.<text:line-break/>Su estructura, en cierto sentido, tiene redundancias que le permiten continuar incluso después de pérdidas masivas.</text:p>
      <text:p text:style-name="Text_20_body">Si la vida aparece allí donde puede y se expande por múltiples mundos, entonces ni siquiera la destrucción total de la Tierra supondría su final.<text:line-break/>En ese escenario, su esperanza de existencia podría superar la longevidad de las estrellas mismas.</text:p>
      <text:p text:style-name="Text_20_body"><text:soft-page-break/>Y si además es capaz de aprender, planificar y modificar su entorno, tal vez algún día logre controlar por completo su destino.<text:line-break/>Tal vez, incluso, pueda volverse inmortal.</text:p>
      <text:p text:style-name="Horizontal_20_Line"/>
      <text:h text:style-name="Heading_20_3" text:outline-level="3"><text:span text:style-name="Strong_20_Emphasis">7 – ¿Una criatura inteligente?</text:span></text:h>
      <text:p text:style-name="Text_20_body">De todas las posibles características, esta es la más llamativa: <text:span text:style-name="Strong_20_Emphasis">la inteligencia</text:span>.</text:p>
      <text:p text:style-name="Text_20_body">En cada adaptación, en cada diseño funcional, en cada solución biológica, vemos inteligencia aplicada.<text:line-break/>Está en el vuelo de los pájaros, en la navegación de las abejas, en el camuflaje de los insectos, en la fotosíntesis de las plantas, en el patrón de migración de las ballenas.<text:line-break/>Está tan integrada en la vida que rara vez nos detenemos a notarla. Nos parece “natural”, y por eso no la valoramos en toda su magnitud.</text:p>
      <text:p text:style-name="Text_20_body">Sin embargo, crear una máquina que replique cualquiera de estas funciones requiere un enorme esfuerzo de diseño.<text:line-break/>La vida lo hace de forma automática, como resultado de millones de interacciones entre sus “células” a lo largo de vastos periodos de tiempo.</text:p>
      <text:p text:style-name="Text_20_body">En este sentido, no sería descabellado considerar que la vida es, en sí misma, una inteligencia.<text:line-break/>No una inteligencia localizada en un órgano, como el cerebro humano, sino una inteligencia distribuida, integrada en cada una de sus partes, emergiendo de su interacción.</text:p>
      <text:p text:style-name="Text_20_body">Si la vida es una criatura viviente, ¿cuál es su actividad principal?<text:line-break/>Los pájaros vuelan, los peces nadan, las hormigas construyen túneles.<text:line-break/>La vida, en cambio, <text:span text:style-name="Strong_20_Emphasis">piensa</text:span>.<text:line-break/>Explora, analiza, evalúa, recuerda, crea, prueba, aprende, decide.</text:p>
      <text:p text:style-name="Text_20_body">En este modelo, la vida no sería solo un fenómeno que alberga inteligencia: sería <text:span text:style-name="Strong_20_Emphasis">la inteligencia misma</text:span>.</text:p>
      <text:p text:style-name="Horizontal_20_Line"/>
      <text:h text:style-name="Heading_20_3" text:outline-level="3"><text:span text:style-name="Strong_20_Emphasis">8 – Resumen</text:span></text:h>
      <text:p text:style-name="Text_20_body">Según lo que hemos discutido hasta ahora, la vida podría ser:</text:p>
      <text:p text:style-name="Quotations"><text:span text:style-name="Strong_20_Emphasis">Una inteligencia inmortal, inseparable del universo, que despierta espontáneamente en todos los lugares donde las condiciones lo permiten.</text:span></text:p>
      <text:p text:style-name="Text_20_body">En los capítulos que siguen, veremos cómo una simple simulación puede ayudarnos a explorar esta posibilidad.<text:line-break/>Quizá no tengamos todas las respuestas, pero podremos observar de cerca cómo, a partir de reglas simples, emergen patrones que nos invitan a replantear lo que creemos saber sobre la vida.</text:p>
      <text:p text:style-name="Horizontal_20_Line"/>
      <text:p text:style-name="Text_20_body"><text:soft-page-break/>Si quieres, puedo ahora continuar y darle un <text:span text:style-name="Strong_20_Emphasis">cierre más potente</text:span>, con un párrafo final que deje al lector en suspenso, como si estuviera a punto de descubrir un misterio. Esto haría que la transición al capítulo siguiente sea más emocionante.</text:p>
      <text:p text:style-name="Text_20_body">¿Quieres que lo haga así?</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5T19:29:34.844000000</meta:creation-date>
    <dc:date>2025-08-15T19:41:05.264000000</dc:date>
    <meta:editing-duration>PT1M20S</meta:editing-duration>
    <meta:editing-cycles>1</meta:editing-cycles>
    <meta:document-statistic meta:table-count="0" meta:image-count="0" meta:object-count="0" meta:page-count="5" meta:paragraph-count="48" meta:word-count="1470" meta:character-count="9020" meta:non-whitespace-character-count="7592"/>
    <meta:generator>LibreOffice/7.3.5.2$Windows_X86_64 LibreOffice_project/184fe81b8c8c30d8b5082578aee2fed2ea847c01</meta:generator>
  </office:meta>
</office:document-meta>
</file>